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cb4c" officeooo:paragraph-rsid="0001cb4c"/>
    </style:style>
    <style:style style:name="P2" style:family="paragraph" style:parent-style-name="Standard">
      <style:text-properties officeooo:rsid="0001cb4c" officeooo:paragraph-rsid="00021e54"/>
    </style:style>
    <style:style style:name="P3" style:family="paragraph" style:parent-style-name="Standard">
      <style:text-properties officeooo:paragraph-rsid="0001cb4c"/>
    </style:style>
    <style:style style:name="P4" style:family="paragraph" style:parent-style-name="Standard">
      <style:text-properties officeooo:rsid="00021e54" officeooo:paragraph-rsid="00021e54"/>
    </style:style>
    <style:style style:name="P5" style:family="paragraph" style:parent-style-name="Standard">
      <style:text-properties officeooo:rsid="00021e54" officeooo:paragraph-rsid="0003df82"/>
    </style:style>
    <style:style style:name="T1" style:family="text">
      <style:text-properties officeooo:rsid="0001cb4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officeooo:rsid="0001cb4c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21e54"/>
    </style:style>
    <style:style style:name="T6" style:family="text">
      <style:text-properties officeooo:rsid="0003df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s text:c="55"/></text:span><text:span text:style-name="T3">Posterior probability</text:span><text:span text:style-name="T1"> </text:span></text:p>
      <text:p text:style-name="P3"/>
      <text:p text:style-name="P3">In Bayesian statistics, the <text:span text:style-name="T4">posterior probability</text:span> of a random event or an uncertain proposition is the conditional probability that is assigned after the relevant evidence or background is taken into account.</text:p>
      <text:p text:style-name="P3"><text:s/></text:p>
      <text:p text:style-name="P1"><text:span text:style-name="T2">Definition</text:span> :- In Bayesian statistics, the posterior probabilty of the parameters W given the evidence X: p(W/X). It contrasts with the likelihood function, which is the probability of the evidence given the parameters : p(X/W). </text:p>
      <text:p text:style-name="P1"/>
      <text:p text:style-name="P1"><text:span text:style-name="T2">The two are related as follows</text:span> :- </text:p>
      <text:p text:style-name="P1">Let us have a prior belief that the probability distribution function is p(W) and observations X with the likelihood p(X/W), then the posterior probability is defined as</text:p>
      <text:p text:style-name="P1"><text:s/></text:p>
      <text:p text:style-name="P1"><text:s text:c="5"/>p(W/X) = p(X/W)*p(W) /p(X)</text:p>
      <text:p text:style-name="P1"/>
      <text:p text:style-name="P1"><text:span text:style-name="T2">Posterior probability can be written in the memorable form as</text:span> :-</text:p>
      <text:p text:style-name="P1"><text:s text:c="5"/>Poterior probability ~ Likelihood * Prior probability <text:s text:c="3"/></text:p>
      <text:p text:style-name="P1"/>
      <text:p text:style-name="P1"><text:span text:style-name="T2">Solution</text:span> :- </text:p>
      <text:p text:style-name="P2">Now in the problem given we can carefully figure out the important events. These events we will be using in finding the posterior probability. Also we will <text:span text:style-name="T5">be using bayesian theorem to figure out the genralized probablity for N times the sensor gets a call from the robot.</text:span></text:p>
      <text:p text:style-name="P2"/>
      <text:p text:style-name="P2"><text:span text:style-name="T5">Here N can be 1, 2, 3, 4 ...... 10. </text:span></text:p>
      <text:p text:style-name="P3"/>
      <text:p text:style-name="P3"><text:span text:style-name="T5">Case 1: </text:span></text:p>
      <text:p text:style-name="P1">This is <text:span text:style-name="T5">the scenerio when the robot hits the sensor just once. So the failure probability is :-</text:span></text:p>
      <text:p text:style-name="P2">P(F) = 0.01</text:p>
      <text:p text:style-name="P2">P(F<text:span text:style-name="T5">`</text:span>) = 0.<text:span text:style-name="T5">99</text:span></text:p>
      <text:p text:style-name="P2">P((X&lt;1)/F) = 1</text:p>
      <text:p text:style-name="P2">P(<text:span text:style-name="T5">X</text:span>&lt;1) = <text:span text:style-name="T5">P(X&lt;1/F)*P(F) + P(X&lt;1/F`)*P(F`) = 1*0.01 + (1/3)*0.99 <text:s/>= 0.34</text:span></text:p>
      <text:p text:style-name="P1">P(F/<text:span text:style-name="T5">X</text:span>&lt;1) = (P((X&lt;1)/F)*P(F))/(P(<text:span text:style-name="T5">X</text:span>&lt;1))</text:p>
      <text:p text:style-name="P1">P(F/<text:span text:style-name="T5">X</text:span>&lt;1) = (1*0.01)/(<text:span text:style-name="T5">0.34</text:span>)</text:p>
      <text:p text:style-name="P1">P(F/<text:span text:style-name="T5">X</text:span>&lt;1) = 0.0<text:span text:style-name="T5">2941176</text:span></text:p>
      <text:p text:style-name="P1"/>
      <text:p text:style-name="P1"/>
      <text:p text:style-name="P1"/>
      <text:p text:style-name="P4">Now we take the general scenerio where the robot calls the sensor N times consecutively. In this case we need to find the probability of failure given it calls the sensor N times.</text:p>
      <text:p text:style-name="P4"/>
      <text:p text:style-name="P5">P(F/(X&lt;1)^n) = ( P((X&lt;1)^n/F) * P(F) ) / ( P((X&lt;1)^n/F) * P(F) + P((X&lt;1)^n/F<text:span text:style-name="T6">`</text:span>) * P(F<text:span text:style-name="T6">`</text:span>)) </text:p>
      <text:p text:style-name="P4"><text:s text:c="23"/><text:span text:style-name="T6">= ((1)^n * 0.01)/( (1)^n*0.01 + (1/3)^n *0.99 )</text:span></text:p>
      <text:p text:style-name="P4"><text:s text:c="23"/><text:span text:style-name="T6">= (0.01)/(0.01 + (1/3)^n * 0.99 )</text:span></text:p>
      <text:p text:style-name="P1"><text:s text:c="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9:05:00.517266704</meta:creation-date>
    <dc:date>2017-09-27T20:02:10.019633019</dc:date>
    <meta:editing-duration>PT21M46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27" meta:word-count="298" meta:character-count="1906" meta:non-whitespace-character-count="1483"/>
  </office:meta>
</office:document-meta>
</file>